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d8ce"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atos iniciales</text:p>
          </table:table-cell>
          <table:covered-table-cell/>
          <table:table-cell table:style-name="ce5"/>
          <table:table-cell table:style-name="ce8"/>
          <table:table-cell/>
          <table:table-cell table:style-name="ce1" office:value-type="string" calcext:value-type="string" table:number-columns-spanned="2" table:number-rows-spanned="1">
            <text:p>Iteraccion 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Iteraccion 2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Iteraccion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Iteraccion 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X₀ 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office:value-type="string" calcext:value-type="string">
            <text:p>X₀</text:p>
          </table:table-cell>
          <table:table-cell table:formula="of:=[.C4]" office:value-type="float" office:value="1" calcext:value-type="float">
            <text:p>1</text:p>
          </table:table-cell>
          <table:table-cell/>
          <table:table-cell office:value-type="string" calcext:value-type="string">
            <text:p>X₀</text:p>
          </table:table-cell>
          <table:table-cell table:formula="of:=[.H5]" office:value-type="float" office:value="1.5" calcext:value-type="float">
            <text:p>1.5</text:p>
          </table:table-cell>
          <table:table-cell/>
          <table:table-cell office:value-type="string" calcext:value-type="string">
            <text:p>X₀</text:p>
          </table:table-cell>
          <table:table-cell table:formula="of:=[.K5]" office:value-type="float" office:value="3" calcext:value-type="float">
            <text:p>3</text:p>
          </table:table-cell>
          <table:table-cell/>
          <table:table-cell office:value-type="string" calcext:value-type="string">
            <text:p>X₀</text:p>
          </table:table-cell>
          <table:table-cell table:formula="of:=[.N5]" office:value-type="float" office:value="0.639628008440829" calcext:value-type="float">
            <text:p>0.639628008440829</text:p>
          </table:table-cell>
        </table:table-row>
        <table:table-row table:style-name="ro1">
          <table:table-cell/>
          <table:table-cell office:value-type="string" calcext:value-type="string">
            <text:p>X₁ </text:p>
          </table:table-cell>
          <table:table-cell office:value-type="float" office:value="1.5" calcext:value-type="float">
            <text:p>1.5</text:p>
          </table:table-cell>
          <table:table-cell table:style-name="ce6" table:number-columns-repeated="2"/>
          <table:table-cell/>
          <table:table-cell office:value-type="string" calcext:value-type="string">
            <text:p>X₁</text:p>
          </table:table-cell>
          <table:table-cell table:formula="of:=[.C5]" office:value-type="float" office:value="1.5" calcext:value-type="float">
            <text:p>1.5</text:p>
          </table:table-cell>
          <table:table-cell/>
          <table:table-cell office:value-type="string" calcext:value-type="string">
            <text:p>X₁</text:p>
          </table:table-cell>
          <table:table-cell table:formula="of:=[.H6]" office:value-type="float" office:value="3" calcext:value-type="float">
            <text:p>3</text:p>
          </table:table-cell>
          <table:table-cell/>
          <table:table-cell office:value-type="string" calcext:value-type="string">
            <text:p>X₁</text:p>
          </table:table-cell>
          <table:table-cell table:formula="of:=[.K6]" office:value-type="float" office:value="0.639628008440829" calcext:value-type="float">
            <text:p>0.639628008440829</text:p>
          </table:table-cell>
          <table:table-cell/>
          <table:table-cell office:value-type="string" calcext:value-type="string">
            <text:p>X₁</text:p>
          </table:table-cell>
          <table:table-cell table:formula="of:=[.N6]" office:value-type="float" office:value="0.63311095942394" calcext:value-type="float">
            <text:p>0.63311095942394</text:p>
          </table:table-cell>
        </table:table-row>
        <table:table-row table:style-name="ro1">
          <table:table-cell/>
          <table:table-cell office:value-type="string" calcext:value-type="string">
            <text:p>X₂</text:p>
          </table:table-cell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string" calcext:value-type="string">
            <text:p>X₂</text:p>
          </table:table-cell>
          <table:table-cell table:formula="of:=[.C6]" office:value-type="float" office:value="3" calcext:value-type="float">
            <text:p>3</text:p>
          </table:table-cell>
          <table:table-cell/>
          <table:table-cell office:value-type="string" calcext:value-type="string">
            <text:p>X₂</text:p>
          </table:table-cell>
          <table:table-cell table:formula="of:=[.H16]" office:value-type="float" office:value="0.639628008440829" calcext:value-type="float">
            <text:p>0.639628008440829</text:p>
          </table:table-cell>
          <table:table-cell/>
          <table:table-cell office:value-type="string" calcext:value-type="string">
            <text:p>X₂</text:p>
          </table:table-cell>
          <table:table-cell table:formula="of:=[.K16]" office:value-type="float" office:value="0.63311095942394" calcext:value-type="float">
            <text:p>0.63311095942394</text:p>
          </table:table-cell>
          <table:table-cell/>
          <table:table-cell office:value-type="string" calcext:value-type="string">
            <text:p>X₂</text:p>
          </table:table-cell>
          <table:table-cell table:formula="of:=[.N16]" office:value-type="float" office:value="0.63540415178838" calcext:value-type="float">
            <text:p>0.6354041517883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H₀</text:p>
          </table:table-cell>
          <table:table-cell table:formula="of:=[.H5]-[.H4]" office:value-type="float" office:value="0.5" calcext:value-type="float">
            <text:p>0.5</text:p>
          </table:table-cell>
          <table:table-cell/>
          <table:table-cell office:value-type="string" calcext:value-type="string">
            <text:p>H₀</text:p>
          </table:table-cell>
          <table:table-cell table:formula="of:=[.K5]-[.K4]" office:value-type="float" office:value="1.5" calcext:value-type="float">
            <text:p>1.5</text:p>
          </table:table-cell>
          <table:table-cell/>
          <table:table-cell office:value-type="string" calcext:value-type="string">
            <text:p>H₀</text:p>
          </table:table-cell>
          <table:table-cell table:formula="of:=[.N5]-[.N4]" office:value-type="float" office:value="-2.36037199155917" calcext:value-type="float">
            <text:p>-2.36037199155917</text:p>
          </table:table-cell>
          <table:table-cell/>
          <table:table-cell office:value-type="string" calcext:value-type="string">
            <text:p>H₀</text:p>
          </table:table-cell>
          <table:table-cell table:formula="of:=[.Q5]-[.Q4]" office:value-type="float" office:value="-0.00651704901688877" calcext:value-type="float">
            <text:p>-0.00651704901688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 table:number-columns-spanned="2" table:number-rows-spanned="1">
            <text:p>Funcion</text:p>
          </table:table-cell>
          <table:covered-table-cell table:style-name="ce2"/>
          <table:table-cell/>
          <table:table-cell office:value-type="string" calcext:value-type="string">
            <text:p>H₁</text:p>
          </table:table-cell>
          <table:table-cell table:formula="of:=[.H6]-[.H5]" office:value-type="float" office:value="1.5" calcext:value-type="float">
            <text:p>1.5</text:p>
          </table:table-cell>
          <table:table-cell/>
          <table:table-cell office:value-type="string" calcext:value-type="string">
            <text:p>H₁</text:p>
          </table:table-cell>
          <table:table-cell table:formula="of:=[.K6]-[.K5]" office:value-type="float" office:value="-2.36037199155917" calcext:value-type="float">
            <text:p>-2.36037199155917</text:p>
          </table:table-cell>
          <table:table-cell/>
          <table:table-cell office:value-type="string" calcext:value-type="string">
            <text:p>H₁</text:p>
          </table:table-cell>
          <table:table-cell table:formula="of:=[.N6]-[.N5]" office:value-type="float" office:value="-0.00651704901688877" calcext:value-type="float">
            <text:p>-0.006517049016889</text:p>
          </table:table-cell>
          <table:table-cell/>
          <table:table-cell office:value-type="string" calcext:value-type="string">
            <text:p>H₁</text:p>
          </table:table-cell>
          <table:table-cell table:formula="of:=[.Q6]-[.Q5]" office:value-type="float" office:value="0.00229319236444059" calcext:value-type="float">
            <text:p>0.00229319236444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 table:number-columns-spanned="2" table:number-rows-spanned="1">
            <text:p>X³ + 0.5X² +4X-3 </text:p>
          </table:table-cell>
          <table:covered-table-cell table:style-name="ce2"/>
          <table:table-cell/>
          <table:table-cell office:value-type="string" calcext:value-type="string">
            <text:p>D₀</text:p>
          </table:table-cell>
          <table:table-cell table:formula="of:=([.H20]-[.H19])/[.H7]" office:value-type="float" office:value="10" calcext:value-type="float">
            <text:p>10</text:p>
          </table:table-cell>
          <table:table-cell/>
          <table:table-cell office:value-type="string" calcext:value-type="string">
            <text:p>D₀</text:p>
          </table:table-cell>
          <table:table-cell table:formula="of:=([.K20]-[.K19])/[.K7]" office:value-type="float" office:value="22" calcext:value-type="float">
            <text:p>22</text:p>
          </table:table-cell>
          <table:table-cell/>
          <table:table-cell office:value-type="string" calcext:value-type="string">
            <text:p>D₀</text:p>
          </table:table-cell>
          <table:table-cell table:formula="of:=([.N20]-[.N19])/[.N7]" office:value-type="float" office:value="17.1478220187249" calcext:value-type="float">
            <text:p>17.1478220187249</text:p>
          </table:table-cell>
          <table:table-cell/>
          <table:table-cell office:value-type="string" calcext:value-type="string">
            <text:p>D₀</text:p>
          </table:table-cell>
          <table:table-cell table:formula="of:=([.Q20]-[.Q19])/[.Q7]" office:value-type="float" office:value="5.85127846215553" calcext:value-type="float">
            <text:p>5.8512784621555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₁</text:p>
          </table:table-cell>
          <table:table-cell table:formula="of:=([.H21]-[.H20])/[.H8]" office:value-type="float" office:value="22" calcext:value-type="float">
            <text:p>22</text:p>
          </table:table-cell>
          <table:table-cell/>
          <table:table-cell office:value-type="string" calcext:value-type="string">
            <text:p>D₁</text:p>
          </table:table-cell>
          <table:table-cell table:formula="of:=([.K21]-[.K20])/[.K8]" office:value-type="float" office:value="17.1478220187249" calcext:value-type="float">
            <text:p>17.1478220187249</text:p>
          </table:table-cell>
          <table:table-cell/>
          <table:table-cell office:value-type="string" calcext:value-type="string">
            <text:p>D₁</text:p>
          </table:table-cell>
          <table:table-cell table:formula="of:=([.N21]-[.N20])/[.N8]" office:value-type="float" office:value="5.85127846215553" calcext:value-type="float">
            <text:p>5.85127846215553</text:p>
          </table:table-cell>
          <table:table-cell/>
          <table:table-cell office:value-type="string" calcext:value-type="string">
            <text:p>D₁</text:p>
          </table:table-cell>
          <table:table-cell table:formula="of:=([.Q21]-[.Q20])/[.Q8]" office:value-type="float" office:value="5.8411068108196" calcext:value-type="float">
            <text:p>5.8411068108196</text:p>
          </table:table-cell>
        </table:table-row>
        <table:table-row table:style-name="ro1">
          <table:table-cell/>
          <table:table-cell table:style-name="ce3" office:value-type="string" calcext:value-type="string">
            <text:p>interseccion</text:p>
          </table:table-cell>
          <table:table-cell table:style-name="ce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([.H10]-[.H9])/([.H8]+[.H7])"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table:formula="of:=([.K10]-[.K9])/([.K8]+[.K7])" office:value-type="float" office:value="5.63962800844083" calcext:value-type="float">
            <text:p>5.63962800844083</text:p>
          </table:table-cell>
          <table:table-cell/>
          <table:table-cell office:value-type="string" calcext:value-type="string">
            <text:p>a</text:p>
          </table:table-cell>
          <table:table-cell table:formula="of:=([.N10]-[.N9])/([.N8]+[.N7])" office:value-type="float" office:value="4.77273896786474" calcext:value-type="float">
            <text:p>4.77273896786474</text:p>
          </table:table-cell>
          <table:table-cell/>
          <table:table-cell office:value-type="string" calcext:value-type="string">
            <text:p>a</text:p>
          </table:table-cell>
          <table:table-cell table:formula="of:=([.Q10]-[.Q9])/([.Q8]+[.Q7])" office:value-type="float" office:value="2.40814311963746" calcext:value-type="float">
            <text:p>2.40814311963746</text:p>
          </table:table-cell>
        </table:table-row>
        <table:table-row table:style-name="ro1">
          <table:table-cell table:number-columns-repeated="2"/>
          <table:table-cell table:formula="of:=[.C6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([.H11]*[.H8])+[.H10]" office:value-type="float" office:value="31" calcext:value-type="float">
            <text:p>31</text:p>
          </table:table-cell>
          <table:table-cell/>
          <table:table-cell office:value-type="string" calcext:value-type="string">
            <text:p>b</text:p>
          </table:table-cell>
          <table:table-cell table:formula="of:=([.K11]*[.K8])+[.K10]" office:value-type="float" office:value="3.83620202478852" calcext:value-type="float">
            <text:p>3.83620202478852</text:p>
          </table:table-cell>
          <table:table-cell/>
          <table:table-cell office:value-type="string" calcext:value-type="string">
            <text:p>b</text:p>
          </table:table-cell>
          <table:table-cell table:formula="of:=([.N11]*[.N8])+[.N10]" office:value-type="float" office:value="5.82017428835714" calcext:value-type="float">
            <text:p>5.82017428835714</text:p>
          </table:table-cell>
          <table:table-cell/>
          <table:table-cell office:value-type="string" calcext:value-type="string">
            <text:p>b</text:p>
          </table:table-cell>
          <table:table-cell table:formula="of:=([.Q11]*[.Q8])+[.Q10]" office:value-type="float" office:value="5.84662914623403" calcext:value-type="float">
            <text:p>5.846629146234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H16]" office:value-type="float" office:value="0.639628008440829" calcext:value-type="float">
            <text:p>0.639628008440829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formula="of:=[.H21]" office:value-type="float" office:value="40.5" calcext:value-type="float">
            <text:p>40.5</text:p>
          </table:table-cell>
          <table:table-cell/>
          <table:table-cell office:value-type="string" calcext:value-type="string">
            <text:p>c</text:p>
          </table:table-cell>
          <table:table-cell table:formula="of:=[.K21]" office:value-type="float" office:value="0.0247611907601422" calcext:value-type="float">
            <text:p>0.024761190760142</text:p>
          </table:table-cell>
          <table:table-cell/>
          <table:table-cell office:value-type="string" calcext:value-type="string">
            <text:p>c</text:p>
          </table:table-cell>
          <table:table-cell table:formula="of:=[.N21]" office:value-type="float" office:value="-0.0133718777891909" calcext:value-type="float">
            <text:p>-0.013371877789191</text:p>
          </table:table-cell>
          <table:table-cell/>
          <table:table-cell office:value-type="string" calcext:value-type="string">
            <text:p>c</text:p>
          </table:table-cell>
          <table:table-cell table:formula="of:=[.Q21]" office:value-type="float" office:value="0.0000229037492625039" calcext:value-type="float">
            <text:p>2.29037492625039E-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K16]" office:value-type="float" office:value="0.63311095942394" calcext:value-type="float">
            <text:p>0.63311095942394</text:p>
          </table:table-cell>
          <table:table-cell table:number-columns-repeated="3"/>
          <table:table-cell office:value-type="string" calcext:value-type="string">
            <text:p>Raiz +</text:p>
          </table:table-cell>
          <table:table-cell table:formula="of:=[.H12]+(SQRT(ABS([.H12]^2-(4*[.H11]*[.H13]))))" office:value-type="float" office:value="34.3166247903554" calcext:value-type="float">
            <text:p>34.3166247903554</text:p>
          </table:table-cell>
          <table:table-cell/>
          <table:table-cell office:value-type="string" calcext:value-type="string">
            <text:p>Raiz +</text:p>
          </table:table-cell>
          <table:table-cell table:formula="of:=[.K12]+(SQRT([.K12]^2-(4*[.K11]*[.K13])))" office:value-type="float" office:value="7.59889658524098" calcext:value-type="float">
            <text:p>7.59889658524098</text:p>
          </table:table-cell>
          <table:table-cell/>
          <table:table-cell office:value-type="string" calcext:value-type="string">
            <text:p>Raiz +</text:p>
          </table:table-cell>
          <table:table-cell table:formula="of:=[.N12]+(SQRT([.N12]^2-(4*[.N11]*[.N13])))" office:value-type="float" office:value="11.6622381938314" calcext:value-type="float">
            <text:p>11.6622381938314</text:p>
          </table:table-cell>
          <table:table-cell/>
          <table:table-cell office:value-type="string" calcext:value-type="string">
            <text:p>Raiz +</text:p>
          </table:table-cell>
          <table:table-cell table:formula="of:=[.Q12]+(SQRT([.Q12]^2-(4*[.Q11]*[.Q13])))" office:value-type="float" office:value="11.6932394249826" calcext:value-type="float">
            <text:p>11.69323942498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N16]" office:value-type="float" office:value="0.63540415178838" calcext:value-type="float">
            <text:p>0.63540415178838</text:p>
          </table:table-cell>
          <table:table-cell table:number-columns-repeated="3"/>
          <table:table-cell office:value-type="string" calcext:value-type="string">
            <text:p>Raiz -</text:p>
          </table:table-cell>
          <table:table-cell table:formula="of:=[.H12]-(SQRT(ABS([.H12]^2-(4*[.H11]*[.H13]))))" office:value-type="float" office:value="27.6833752096446" calcext:value-type="float">
            <text:p>27.6833752096446</text:p>
          </table:table-cell>
          <table:table-cell/>
          <table:table-cell office:value-type="string" calcext:value-type="string">
            <text:p>Raiz -</text:p>
          </table:table-cell>
          <table:table-cell table:formula="of:=[.K12]-(SQRT([.K12]^2-(4*[.K11]*[.K13])))" office:value-type="float" office:value="0.0735074643360556" calcext:value-type="float">
            <text:p>0.073507464336056</text:p>
          </table:table-cell>
          <table:table-cell/>
          <table:table-cell office:value-type="string" calcext:value-type="string">
            <text:p>Raiz -</text:p>
          </table:table-cell>
          <table:table-cell table:formula="of:=[.N12]-(SQRT([.N12]^2-(4*[.N11]*[.N13])))" office:value-type="float" office:value="-0.021889617117151" calcext:value-type="float">
            <text:p>-0.021889617117151</text:p>
          </table:table-cell>
          <table:table-cell/>
          <table:table-cell office:value-type="string" calcext:value-type="string">
            <text:p>Raiz -</text:p>
          </table:table-cell>
          <table:table-cell table:formula="of:=[.Q12]-(SQRT([.Q12]^2-(4*[.Q11]*[.Q13])))" office:value-type="float" office:value="0.0000188674854566528" calcext:value-type="float">
            <text:p>1.88674854566528E-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Q16]" office:value-type="float" office:value="0.635400234353967" calcext:value-type="float">
            <text:p>0.635400234353967</text:p>
          </table:table-cell>
          <table:table-cell table:number-columns-repeated="3"/>
          <table:table-cell office:value-type="string" calcext:value-type="string">
            <text:p>X₃</text:p>
          </table:table-cell>
          <table:table-cell table:formula="of:=[.H6]+((-2*[.H13])/[.H14])" office:value-type="float" office:value="0.639628008440829" calcext:value-type="float">
            <text:p>0.639628008440829</text:p>
          </table:table-cell>
          <table:table-cell/>
          <table:table-cell office:value-type="string" calcext:value-type="string">
            <text:p>X₃</text:p>
          </table:table-cell>
          <table:table-cell table:formula="of:=[.K6]+((-2*[.K13])/[.K14])" office:value-type="float" office:value="0.63311095942394" calcext:value-type="float">
            <text:p>0.63311095942394</text:p>
          </table:table-cell>
          <table:table-cell/>
          <table:table-cell office:value-type="string" calcext:value-type="string">
            <text:p>X₃</text:p>
          </table:table-cell>
          <table:table-cell table:formula="of:=[.N6]+((-2*[.N13])/[.N14])" office:value-type="float" office:value="0.63540415178838" calcext:value-type="float">
            <text:p>0.63540415178838</text:p>
          </table:table-cell>
          <table:table-cell/>
          <table:table-cell office:value-type="string" calcext:value-type="string">
            <text:p>X₃</text:p>
          </table:table-cell>
          <table:table-cell table:formula="of:=[.Q6]+((-2*[.Q13])/[.Q14])" office:value-type="float" office:value="0.635400234353967" calcext:value-type="float">
            <text:p>0.63540023435396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X₁ </text:p>
          </table:table-cell>
          <table:table-cell table:style-name="ce3" office:value-type="string" calcext:value-type="string">
            <text:p>Error De Tole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funcion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uncion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uncion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unciones</text:p>
          </table:table-cell>
          <table:covered-table-cell/>
        </table:table-row>
        <table:table-row table:style-name="ro1">
          <table:table-cell/>
          <table:table-cell table:formula="of:=[.C6]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f(X₀)</text:p>
          </table:table-cell>
          <table:table-cell table:formula="of:=([.H4]^3)+(0.5*([.H4]^2))+(4*[.H4])-3" office:value-type="float" office:value="2.5" calcext:value-type="float">
            <text:p>2.5</text:p>
          </table:table-cell>
          <table:table-cell/>
          <table:table-cell office:value-type="string" calcext:value-type="string">
            <text:p>f(X₀)</text:p>
          </table:table-cell>
          <table:table-cell table:formula="of:=([.K4]^3)+(0.5*([.K4]^2))+(4*[.K4])-3" office:value-type="float" office:value="7.5" calcext:value-type="float">
            <text:p>7.5</text:p>
          </table:table-cell>
          <table:table-cell/>
          <table:table-cell office:value-type="string" calcext:value-type="string">
            <text:p>f(X₀)</text:p>
          </table:table-cell>
          <table:table-cell table:formula="of:=([.N4]^3)+(0.5*([.N4]^2))+(4*[.N4])-3" office:value-type="float" office:value="40.5" calcext:value-type="float">
            <text:p>40.5</text:p>
          </table:table-cell>
          <table:table-cell/>
          <table:table-cell office:value-type="string" calcext:value-type="string">
            <text:p>f(X₀)</text:p>
          </table:table-cell>
          <table:table-cell table:formula="of:=([.Q4]^3)+(0.5*([.Q4]^2))+(4*[.Q4])-3" office:value-type="float" office:value="0.0247611907601422" calcext:value-type="float">
            <text:p>0.024761190760142</text:p>
          </table:table-cell>
        </table:table-row>
        <table:table-row table:style-name="ro1">
          <table:table-cell/>
          <table:table-cell table:formula="of:=[.C13]" office:value-type="float" office:value="0.639628008440829" calcext:value-type="float">
            <text:p>0.639628008440829</text:p>
          </table:table-cell>
          <table:table-cell table:style-name="ce4" table:formula="of:=ABS((([.B20]-[.B19])/[.B20]))" office:value-type="percentage" office:value="3.69022613208084" calcext:value-type="percentage">
            <text:p>369.02 %</text:p>
          </table:table-cell>
          <table:table-cell table:number-columns-repeated="3"/>
          <table:table-cell office:value-type="string" calcext:value-type="string">
            <text:p>f(X₁) </text:p>
          </table:table-cell>
          <table:table-cell table:formula="of:=([.H5]^3)+(0.5*([.H5]^2))+(4*[.H5])-3" office:value-type="float" office:value="7.5" calcext:value-type="float">
            <text:p>7.5</text:p>
          </table:table-cell>
          <table:table-cell/>
          <table:table-cell office:value-type="string" calcext:value-type="string">
            <text:p>f(X₁) </text:p>
          </table:table-cell>
          <table:table-cell table:formula="of:=([.K5]^3)+(0.5*([.K5]^2))+(4*[.K5])-3" office:value-type="float" office:value="40.5" calcext:value-type="float">
            <text:p>40.5</text:p>
          </table:table-cell>
          <table:table-cell/>
          <table:table-cell office:value-type="string" calcext:value-type="string">
            <text:p>f(X₁) </text:p>
          </table:table-cell>
          <table:table-cell table:formula="of:=([.N5]^3)+(0.5*([.N5]^2))+(4*[.N5])-3" office:value-type="float" office:value="0.0247611907601422" calcext:value-type="float">
            <text:p>0.024761190760142</text:p>
          </table:table-cell>
          <table:table-cell/>
          <table:table-cell office:value-type="string" calcext:value-type="string">
            <text:p>f(X₁) </text:p>
          </table:table-cell>
          <table:table-cell table:formula="of:=([.Q5]^3)+(0.5*([.Q5]^2))+(4*[.Q5])-3" office:value-type="float" office:value="-0.0133718777891909" calcext:value-type="float">
            <text:p>-0.013371877789191</text:p>
          </table:table-cell>
        </table:table-row>
        <table:table-row table:style-name="ro1">
          <table:table-cell/>
          <table:table-cell table:formula="of:=[.C14]" office:value-type="float" office:value="0.63311095942394" calcext:value-type="float">
            <text:p>0.63311095942394</text:p>
          </table:table-cell>
          <table:table-cell table:style-name="ce4" table:formula="of:=ABS((([.B21]-[.B20])/[.B21]))" office:value-type="percentage" office:value="0.0102936916821319" calcext:value-type="percentage">
            <text:p>1.03 %</text:p>
          </table:table-cell>
          <table:table-cell table:number-columns-repeated="3"/>
          <table:table-cell office:value-type="string" calcext:value-type="string">
            <text:p>f(X₂) </text:p>
          </table:table-cell>
          <table:table-cell table:formula="of:=([.H6]^3)+(0.5*([.H6]^2))+(4*[.H6])-3" office:value-type="float" office:value="40.5" calcext:value-type="float">
            <text:p>40.5</text:p>
          </table:table-cell>
          <table:table-cell/>
          <table:table-cell office:value-type="string" calcext:value-type="string">
            <text:p>f(X₂) </text:p>
          </table:table-cell>
          <table:table-cell table:formula="of:=([.K6]^3)+(0.5*([.K6]^2))+(4*[.K6])-3" office:value-type="float" office:value="0.0247611907601422" calcext:value-type="float">
            <text:p>0.024761190760142</text:p>
          </table:table-cell>
          <table:table-cell/>
          <table:table-cell office:value-type="string" calcext:value-type="string">
            <text:p>f(X₂) </text:p>
          </table:table-cell>
          <table:table-cell table:formula="of:=([.N6]^3)+(0.5*([.N6]^2))+(4*[.N6])-3" office:value-type="float" office:value="-0.0133718777891909" calcext:value-type="float">
            <text:p>-0.013371877789191</text:p>
          </table:table-cell>
          <table:table-cell/>
          <table:table-cell office:value-type="string" calcext:value-type="string">
            <text:p>f(X₂) </text:p>
          </table:table-cell>
          <table:table-cell table:formula="of:=([.Q6]^3)+(0.5*([.Q6]^2))+(4*[.Q6])-3" office:value-type="float" office:value="0.0000229037492625039" calcext:value-type="float">
            <text:p>2.29037492625039E-05</text:p>
          </table:table-cell>
        </table:table-row>
        <table:table-row table:style-name="ro1">
          <table:table-cell/>
          <table:table-cell table:formula="of:=[.C15]" office:value-type="float" office:value="0.63540415178838" calcext:value-type="float">
            <text:p>0.63540415178838</text:p>
          </table:table-cell>
          <table:table-cell table:style-name="ce4" table:formula="of:=ABS((([.B22]-[.B21])/[.B22]))" office:value-type="percentage" office:value="0.0036090295569934" calcext:value-type="percentage">
            <text:p>0.36 %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[.C16]" office:value-type="float" office:value="0.635400234353967" calcext:value-type="float">
            <text:p>0.635400234353967</text:p>
          </table:table-cell>
          <table:table-cell table:style-name="ce4" table:formula="of:=ABS((([.B23]-[.B22])/[.B23]))" office:value-type="percentage" office:value="0.00000616530212201609" calcext:value-type="percentage">
            <text:p>0.00 %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3" loext:min-decimal-places="13"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10:57:37.525673219</meta:creation-date>
    <dc:date>2021-04-25T14:53:30.232086606</dc:date>
    <meta:editing-duration>PT2H11M35S</meta:editing-duration>
    <meta:editing-cycles>1</meta:editing-cycles>
    <meta:document-statistic meta:table-count="1" meta:cell-count="167" meta:object-count="0"/>
    <meta:generator>LibreOffice/6.4.6.2$Linux_X86_64 LibreOffice_project/40$Build-2</meta:generator>
  </office:meta>
</office:document-meta>
</file>